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217cm"/>
    </style:style>
    <style:style style:name="co7" style:family="table-column">
      <style:table-column-properties fo:break-before="auto" style:column-width="0.818cm"/>
    </style:style>
    <style:style style:name="ro1" style:family="table-row">
      <style:table-row-properties style:row-height="0.3cm" fo:break-before="auto" style:use-optimal-row-height="true"/>
    </style:style>
    <style:style style:name="ro2" style:family="table-row">
      <style:table-row-properties style:row-height="0.31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gr1" style:family="graphic">
      <style:graphic-properties draw:ole-draw-aspect="1" style:protect="position size"/>
    </style:style>
    <style:style style:name="gr2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4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288">
            <text:p>288</text:p>
          </table:table-cell>
          <table:table-cell table:number-columns-repeated="2" table:style-name="ce4" office:value-type="float" office:value="283">
            <text:p>283</text:p>
          </table:table-cell>
          <table:table-cell table:style-name="ce4" office:value-type="float" office:value="284">
            <text:p>284</text:p>
          </table:table-cell>
          <table:table-cell table:number-columns-repeated="2" table:style-name="ce4" office:value-type="float" office:value="283">
            <text:p>28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242">
            <text:p>24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50">
            <text:p>650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645">
            <text:p>645</text:p>
          </table:table-cell>
          <table:table-cell table:style-name="ce4" office:value-type="float" office:value="676">
            <text:p>676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582">
            <text:p>58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487">
            <text:p>487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558">
            <text:p>1558</text:p>
          </table:table-cell>
          <table:table-cell table:style-name="ce4" office:value-type="float" office:value="1557">
            <text:p>1557</text:p>
          </table:table-cell>
          <table:table-cell table:style-name="ce4" office:value-type="float" office:value="1574">
            <text:p>1574</text:p>
          </table:table-cell>
          <table:table-cell table:style-name="ce4" office:value-type="float" office:value="1591">
            <text:p>1591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46">
            <text:p>1546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99">
            <text:p>1599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1223">
            <text:p>122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1309">
            <text:p>1309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65">
            <text:p>65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7">
            <text:p>67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68">
            <text:p>68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75">
            <text:p>7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41">
            <text:p>41</text:p>
          </table:table-cell>
          <table:table-cell table:number-columns-repeated="2" table:style-name="ce4" office:value-type="float" office:value="42">
            <text:p>42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number-columns-repeated="3" table:style-name="ce4" office:value-type="float" office:value="43">
            <text:p>43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number-columns-repeated="3"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45">
            <text:p>4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546">
            <text:p>54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158">
            <text:p>158</text:p>
          </table:table-cell>
          <table:table-cell table:number-columns-repeated="244"/>
        </table:table-row>
        <table:table-row table:style-name="ro1">
          <table:table-cell>
            <draw:frame table:end-cell-address="表1.G37" table:end-x="0.707cm" table:end-y="0.053cm" draw:z-index="0" draw:style-name="gr1" svg:width="6.491cm" svg:height="4.98cm" svg:x="0.001cm" svg:y="0.151cm">
              <draw:object draw:notify-on-update-of-ranges="表1.B1:表1.I1 表1.A2:表1.A2 表1.B2:表1.I2 表1.A3:表1.A3 表1.B3:表1.I3 表1.A4:表1.A4 表1.B4:表1.I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15cm" table:end-y="0.053cm" draw:z-index="1" draw:style-name="gr1" svg:width="6.491cm" svg:height="4.98cm" svg:x="0.715cm" svg:y="0.151cm">
              <draw:object draw:notify-on-update-of-ranges="表1.B5:表1.L5 表1.A6:表1.A6 表1.B6:表1.L6 表1.A7:表1.A7 表1.B7:表1.L7 表1.A8:表1.A8 表1.B8:表1.L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4cm" table:end-y="0.053cm" draw:z-index="2" draw:style-name="gr1" svg:width="6.491cm" svg:height="4.98cm" svg:x="0.424cm" svg:y="0.151cm">
              <draw:object draw:notify-on-update-of-ranges="表1.B9:表1.L9 表1.A10:表1.A10 表1.B10:表1.L10 表1.A11:表1.A11 表1.B11:表1.L11 表1.A12:表1.A12 表1.B12:表1.L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409cm" table:end-y="0.053cm" draw:z-index="3" draw:style-name="gr1" svg:width="6.491cm" svg:height="4.98cm" svg:x="0.149cm" svg:y="0.151cm">
              <draw:object draw:notify-on-update-of-ranges="表1.B13:表1.L13 表1.A14:表1.A14 表1.B14:表1.L14 表1.A15:表1.A15 表1.B15:表1.L15 表1.A16:表1.A16 表1.B16:表1.L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2" table:end-x="0.713cm" table:end-y="0.026cm" draw:z-index="4" draw:style-name="gr1" svg:width="6.497cm" svg:height="4.467cm" svg:x="0.001cm" svg:y="0.072cm">
              <draw:object draw:notify-on-update-of-ranges="表1.A17:表1.A17 表1.B17:表1.L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2" table:end-x="0.421cm" table:end-y="0.026cm" draw:z-index="5" draw:style-name="gr1" svg:width="6.497cm" svg:height="4.467cm" svg:x="0.715cm" svg:y="0.072cm">
              <draw:object draw:notify-on-update-of-ranges="表1.A18:表1.A18 表1.B18:表1.L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5cm" table:end-y="0.119cm" draw:z-index="6" draw:style-name="gr1" svg:width="6.496cm" svg:height="3.962cm" svg:x="0.424cm" svg:y="0.072cm">
              <draw:object draw:notify-on-update-of-ranges="表1.A19:表1.A19 表1.B19:表1.L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2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2">
          <table:table-cell table:number-columns-repeated="16"/>
          <table:table-cell office:value-type="float" office:value="890">
            <text:p>890</text:p>
          </table:table-cell>
          <table:table-cell office:value-type="string">
            <text:p>TestingVM追加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6">
            <text:p>896</text:p>
          </table:table-cell>
          <table:table-cell office:value-type="string">
            <text:p>theVM BD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914">
            <text:p>914</text:p>
          </table:table-cell>
          <table:table-cell office:value-type="string">
            <text:p>precompile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017">
            <text:p>1017</text:p>
          </table:table-cell>
          <table:table-cell office:value-type="string">
            <text:p>CLOS tuning &amp; Port Buffer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121">
            <text:p>1121</text:p>
          </table:table-cell>
          <table:table-cell office:value-type="string">
            <text:p>bufRead1 specialized</text:p>
          </table:table-cell>
          <table:table-cell table:number-columns-repeated="238"/>
        </table:table-row>
        <table:table-row table:style-name="ro1" table:number-rows-repeated="6549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5" table:number-columns-repeated="252" table:default-cell-style-name="ce3"/>
        <table:table-row table:style-name="ro1">
          <table:table-cell office:value-type="string">
            <text:p>aobench</text:p>
          </table:table-cell>
          <table:table-cell office:value-type="float" office:value="1187">
            <text:p>1187</text:p>
          </table:table-cell>
          <table:table-cell office:value-type="float" office:value="1189">
            <text:p>1189</text:p>
          </table:table-cell>
          <table:table-cell office:value-type="float" office:value="1190">
            <text:p>1190</text:p>
          </table:table-cell>
          <table:table-cell table:number-columns-repeated="252"/>
        </table:table-row>
        <table:table-row table:style-name="ro2">
          <table:table-cell office:value-type="string">
            <text:p>Mosh</text:p>
          </table:table-cell>
          <table:table-cell office:value-type="float" office:value="1964">
            <text:p>1964</text:p>
          </table:table-cell>
          <table:table-cell office:value-type="float" office:value="1751">
            <text:p>1751</text:p>
          </table:table-cell>
          <table:table-cell office:value-type="float" office:value="1632">
            <text:p>1632</text:p>
          </table:table-cell>
          <table:table-cell table:number-columns-repeated="252"/>
        </table:table-row>
        <table:table-row table:style-name="ro2">
          <table:table-cell office:value-type="string">
            <text:p>Ypsilon</text:p>
          </table:table-cell>
          <table:table-cell table:number-columns-repeated="10" office:value-type="float" office:value="844">
            <text:p>844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表2.I30" table:end-x="2.186cm" table:end-y="0.045cm" draw:z-index="0" draw:style-name="gr2" svg:width="14.876cm" svg:height="7.278cm" svg:x="0.001cm" svg:y="0.251cm">
              <draw:object draw:notify-on-update-of-ranges="表2.B1:表2.Z1 表2.A2:表2.A2 表2.B2:表2.Z2 表2.A3:表2.A3 表2.B3:表2.Z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9"/>
          <table:table-cell office:value-type="float" office:value="1189">
            <text:p>1189</text:p>
          </table:table-cell>
          <table:table-cell office:value-type="string">
            <text:p>quotient, remainder, modulo =&gt; C++</text:p>
          </table:table-cell>
          <table:table-cell table:number-columns-repeated="245"/>
        </table:table-row>
        <table:table-row table:style-name="ro2">
          <table:table-cell table:number-columns-repeated="9"/>
          <table:table-cell office:value-type="float" office:value="1190">
            <text:p>1190</text:p>
          </table:table-cell>
          <table:table-cell office:value-type="string">
            <text:p>makeFlonum inlined 。NUMBER_MUL short cut for Flonum</text:p>
          </table:table-cell>
          <table:table-cell table:number-columns-repeated="245"/>
        </table:table-row>
        <table:table-row table:style-name="ro1" table:number-rows-repeated="6552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4">2009/02/14</text:date>, <text:time>18:02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12-17T22:53:08</meta:creation-date>
    <dc:creator>taro</dc:creator>
    <dc:date>2009-02-14T18:02:31</dc:date>
    <meta:editing-cycles>23</meta:editing-cycles>
    <meta:editing-duration>P5DT9H14M52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3" meta:cell-count="26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624cm" svg:y="0.112cm" chart:style-name="ch2">
          <text:p>fib(31)</text:p>
        </chart:title>
        <chart:legend chart:legend-position="end" svg:x="4.684cm" svg:y="1.843cm" chart:style-name="ch3"/>
        <chart:plot-area chart:style-name="ch4" table:cell-range-address="表1.B1:表1.I4 表1.A2:表1.I4 表1.A1:表1.A1" chart:data-source-has-labels="both" svg:x="0.129cm" svg:y="0.701cm" svg:width="4.426cm" svg:height="4.098cm">
          <chart:axis chart:dimension="x" chart:name="primary-x" chart:style-name="ch5">
            <chart:categories table:cell-range-address="表1.B1:表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I2" chart:label-cell-address="表1.A2:表1.A2" chart:class="chart:line">
            <chart:data-point chart:repeated="8"/>
          </chart:series>
          <chart:series chart:style-name="ch9" chart:values-cell-range-address="表1.B3:表1.I3" chart:label-cell-address="表1.A3:表1.A3" chart:class="chart:line">
            <chart:data-point chart:repeated="8"/>
          </chart:series>
          <chart:series chart:style-name="ch10" chart:values-cell-range-address="表1.B4:表1.I4" chart:label-cell-address="表1.A4:表1.A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297">
                <text:p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81">
                <text:p>281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945cm" svg:y="0.113cm" chart:style-name="ch2">
          <text:p>tak</text:p>
        </chart:title>
        <chart:legend chart:legend-position="end" svg:x="4.684cm" svg:y="1.843cm" chart:style-name="ch3"/>
        <chart:plot-area chart:style-name="ch4" table:cell-range-address="表1.B5:表1.L8 表1.A6:表1.L8 表1.A5:表1.A5" chart:data-source-has-labels="both" svg:x="0.129cm" svg:y="0.701cm" svg:width="4.426cm" svg:height="4.098cm">
          <chart:axis chart:dimension="x" chart:name="primary-x" chart:style-name="ch5">
            <chart:categories table:cell-range-address="表1.B5:表1.L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L6" chart:label-cell-address="表1.A6:表1.A6" chart:class="chart:line">
            <chart:data-point chart:repeated="11"/>
          </chart:series>
          <chart:series chart:style-name="ch9" chart:values-cell-range-address="表1.B7:表1.L7" chart:label-cell-address="表1.A7:表1.A7" chart:class="chart:line">
            <chart:data-point chart:repeated="11"/>
          </chart:series>
          <chart:series chart:style-name="ch10" chart:values-cell-range-address="表1.B8:表1.L8" chart:label-cell-address="表1.A8:表1.A8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64">
                <text:p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44">
                <text:p>644</text:p>
              </table:table-cell>
              <table:table-cell office:value-type="float" office:value="650">
                <text:p>650</text:p>
              </table:table-cell>
              <table:table-cell office:value-type="float" office:value="644">
                <text:p>644</text:p>
              </table:table-cell>
              <table:table-cell office:value-type="float" office:value="641">
                <text:p>641</text:p>
              </table:table-cell>
              <table:table-cell office:value-type="float" office:value="645">
                <text:p>64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200" chart:maximum="1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521cm" svg:y="0.113cm" chart:style-name="ch2">
          <text:p>triangle</text:p>
        </chart:title>
        <chart:legend chart:legend-position="end" svg:x="4.684cm" svg:y="1.843cm" chart:style-name="ch3"/>
        <chart:plot-area chart:style-name="ch4" table:cell-range-address="表1.B9:表1.L12 表1.A10:表1.L12 表1.A9:表1.A9" chart:data-source-has-labels="both" svg:x="0.129cm" svg:y="0.701cm" svg:width="4.426cm" svg:height="4.098cm">
          <chart:axis chart:dimension="x" chart:name="primary-x" chart:style-name="ch5">
            <chart:categories table:cell-range-address="表1.B9:表1.L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L10" chart:label-cell-address="表1.A10:表1.A10" chart:class="chart:line">
            <chart:data-point chart:repeated="11"/>
          </chart:series>
          <chart:series chart:style-name="ch9" chart:values-cell-range-address="表1.B11:表1.L11" chart:label-cell-address="表1.A11:表1.A11" chart:class="chart:line">
            <chart:data-point chart:repeated="11"/>
          </chart:series>
          <chart:series chart:style-name="ch10" chart:values-cell-range-address="表1.B12:表1.L12" chart:label-cell-address="表1.A12:表1.A1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641">
                <text:p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558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574">
                <text:p>1574</text:p>
              </table:table-cell>
              <table:table-cell office:value-type="float" office:value="1591">
                <text:p>1591</text:p>
              </table:table-cell>
              <table:table-cell office:value-type="float" office:value="1572">
                <text:p>1572</text:p>
              </table:table-cell>
              <table:table-cell office:value-type="float" office:value="1546">
                <text:p>1546</text:p>
              </table:table-cell>
              <table:table-cell office:value-type="float" office:value="1572">
                <text:p>1572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905cm" svg:y="0.113cm" chart:style-name="ch2">
          <text:p>takl</text:p>
        </chart:title>
        <chart:legend chart:legend-position="end" svg:x="4.684cm" svg:y="1.843cm" chart:style-name="ch3"/>
        <chart:plot-area chart:style-name="ch4" table:cell-range-address="表1.B13:表1.L16 表1.A14:表1.L16 表1.A13:表1.A13" chart:data-source-has-labels="both" svg:x="0.129cm" svg:y="0.701cm" svg:width="4.426cm" svg:height="4.098cm">
          <chart:axis chart:dimension="x" chart:name="primary-x" chart:style-name="ch5">
            <chart:categories table:cell-range-address="表1.B13:表1.L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L14" chart:label-cell-address="表1.A14:表1.A14" chart:class="chart:line">
            <chart:data-point chart:repeated="11"/>
          </chart:series>
          <chart:series chart:style-name="ch8" chart:values-cell-range-address="表1.B15:表1.L15" chart:label-cell-address="表1.A15:表1.A15" chart:class="chart:line">
            <chart:data-point chart:repeated="11"/>
          </chart:series>
          <chart:series chart:style-name="ch9" chart:values-cell-range-address="表1.B16:表1.L16" chart:label-cell-address="表1.A16:表1.A1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641cm" svg:y="0.097cm" chart:style-name="ch2">
          <text:p>empty</text:p>
        </chart:title>
        <chart:legend chart:legend-position="end" svg:x="4.928cm" svg:y="1.969cm" chart:style-name="ch3"/>
        <chart:plot-area chart:style-name="ch4" table:cell-range-address="表1.A17:表1.L17" chart:data-source-has-labels="column" svg:x="0.13cm" svg:y="0.683cm" svg:width="4.668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L17" chart:label-cell-address="表1.A17:表1.A1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empty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537878036499pt" style:font-size-asian="12.9537878036499pt" style:font-size-complex="12.9537878036499pt"/>
    </style:style>
    <style:style style:name="ch3" style:family="chart">
      <style:graphic-properties draw:stroke="none" svg:stroke-color="#b3b3b3" draw:fill="none" draw:fill-color="#e6e6e6"/>
      <style:text-properties fo:font-size="7.97156190872192pt" style:font-size-asian="7.97156190872192pt" style:font-size-complex="7.9715619087219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" chart:maximum="1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4.485cm" chart:class="chart:line" chart:style-name="ch1">
        <chart:title svg:x="2.138cm" svg:y="0.098cm" chart:style-name="ch2">
          <text:p>load-library</text:p>
        </chart:title>
        <chart:legend chart:legend-position="end" svg:x="4.451cm" svg:y="1.802cm" chart:style-name="ch3"/>
        <chart:plot-area chart:style-name="ch4" table:cell-range-address="表1.A18:表1.L18" chart:data-source-has-labels="column" svg:x="0.129cm" svg:y="0.68cm" svg:width="4.188cm" svg:height="3.623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L18" chart:label-cell-address="表1.A18:表1.A1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load-library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427728652954pt" style:font-size-asian="12.9427728652954pt" style:font-size-complex="12.9427728652954pt"/>
    </style:style>
    <style:style style:name="ch3" style:family="chart">
      <style:graphic-properties draw:stroke="none" svg:stroke-color="#b3b3b3" draw:fill="none" draw:fill-color="#e6e6e6"/>
      <style:text-properties fo:font-size="7.96478319168091pt" style:font-size-asian="7.96478319168091pt" style:font-size-complex="7.96478319168091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70" chart:maximum="6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8cm" svg:height="3.984cm" chart:class="chart:line" chart:style-name="ch1">
        <chart:title svg:x="2.851cm" svg:y="0.093cm" chart:style-name="ch2">
          <text:p>clos</text:p>
        </chart:title>
        <chart:legend chart:legend-position="end" svg:x="5.19cm" svg:y="1.709cm" chart:style-name="ch3"/>
        <chart:plot-area chart:style-name="ch4" table:cell-range-address="表1.A19:表1.L19" chart:data-source-has-labels="column" svg:x="0.127cm" svg:y="0.66cm" svg:width="4.922cm" svg:height="3.157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L19" chart:label-cell-address="表1.A19:表1.A19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clos</text:p>
              </table:table-cell>
              <table:table-cell office:value-type="float" office:value="549">
                <text:p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73">
                <text:p>173</text:p>
              </table:table-cell>
              <table:table-cell office:value-type="float" office:value="164">
                <text:p>164</text:p>
              </table:table-cell>
              <table:table-cell office:value-type="float" office:value="158">
                <text:p>1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946212768555pt" style:font-size-asian="7.99946212768555pt" style:font-size-complex="7.99946212768555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9993953704834pt" style:font-size-asian="8.9993953704834pt" style:font-size-complex="8.9993953704834pt"/>
    </style:style>
    <style:style style:name="ch6" style:family="chart" style:data-style-name="N0">
      <style:chart-properties chart:display-label="true" chart:logarithmic="false" chart:minimum="8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9993953704834pt" style:font-size-asian="8.9993953704834pt" style:font-size-complex="8.9993953704834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877cm" svg:height="7.279cm" chart:class="chart:line" chart:style-name="ch1">
        <chart:legend chart:legend-position="end" svg:x="13.068cm" svg:y="3.151cm" chart:style-name="ch2"/>
        <chart:plot-area chart:style-name="ch3" table:cell-range-address="表2.B1:表2.Z3 表2.A2:表2.Z3 表2.A1:表2.A1" chart:data-source-has-labels="both" svg:x="0.392cm" svg:y="0.145cm" svg:width="12.379cm" svg:height="6.905cm">
          <chart:axis chart:dimension="x" chart:name="primary-x" chart:style-name="ch4">
            <chart:title svg:x="6.252cm" svg:y="6.61cm" chart:style-name="ch5">
              <text:p>aobench</text:p>
            </chart:title>
            <chart:categories table:cell-range-address="表2.B1:表2.Z1"/>
          </chart:axis>
          <chart:axis chart:dimension="y" chart:name="primary-y" chart:style-name="ch6">
            <chart:title svg:x="0.297cm" svg:y="3.706cm" chart:style-name="ch7">
              <text:p>msec</text:p>
            </chart:title>
            <chart:grid chart:style-name="ch8" chart:class="major"/>
          </chart:axis>
          <chart:series chart:style-name="ch9" chart:values-cell-range-address="表2.B2:表2.Z2" chart:label-cell-address="表2.A2:表2.A2" chart:class="chart:line">
            <chart:data-point chart:repeated="25"/>
          </chart:series>
          <chart:series chart:style-name="ch10" chart:values-cell-range-address="表2.B3:表2.Z3" chart:label-cell-address="表2.A3:表2.A3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87</text:p>
              </table:table-cell>
              <table:table-cell office:value-type="string">
                <text:p>1189</text:p>
              </table:table-cell>
              <table:table-cell office:value-type="string">
                <text:p>11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964">
                <text:p>1964</text:p>
              </table:table-cell>
              <table:table-cell office:value-type="float" office:value="1751">
                <text:p>1751</text:p>
              </table:table-cell>
              <table:table-cell office:value-type="float" office:value="1632">
                <text:p>16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